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076cm" draw:marker-end-width="0.076cm" draw:fill="none" draw:textarea-horizontal-align="center" draw:textarea-vertical-align="middle" fo:padding-top="0.15cm" fo:padding-bottom="0.15cm" fo:padding-left="0.275cm" fo:padding-right="0.275cm" draw:shadow="hidden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fill="none" draw:textarea-horizontal-align="center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dash" draw:stroke-dash="Fine_20_Dott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29cm" draw:shadow="hidden"/>
    </style:style>
    <style:style style:name="gr8" style:family="graphic" style:parent-style-name="standard">
      <style:graphic-properties draw:stroke="dash" draw:stroke-dash="Fine_20_Dott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Courier" style:font-family-generic="modern" style:font-pitch="fixed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color="#ffffff" fo:font-family="Courier" style:font-family-generic="modern" style:font-pitch="fixed" fo:font-size="16pt" fo:text-shadow="none" fo:font-weight="bold" style:font-size-asian="16pt" style:font-weight-asian="bold" style:font-size-complex="16pt" style:font-weight-complex="bold"/>
    </style:style>
    <style:style style:name="T1" style:family="text">
      <style:text-properties fo:font-family="Courier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Courier" style:font-family-generic="modern" style:font-pitch="fixed" fo:font-size="20pt" style:font-size-asian="20pt" style:font-size-complex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fo:font-family="Courier" style:font-family-generic="modern" style:font-pitch="fixed" fo:font-size="16pt" fo:text-shadow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8cm" svg:height="1.27cm" svg:x="5.74cm" svg:y="2.905cm">
          <text:p text:style-name="P1">256MB Kernel Context</text:p>
        </draw:rect>
        <draw:frame draw:style-name="gr2" draw:text-style-name="P3" draw:layer="layout" svg:width="3.889cm" svg:height="0.894cm" svg:x="1.745cm" svg:y="2.62cm">
          <draw:text-box>
            <text:p text:style-name="P2"><text:span text:style-name="T1">0xFFFFFFFF</text:span></text:p>
          </draw:text-box>
        </draw:frame>
        <draw:rect draw:style-name="gr1" draw:text-style-name="P1" draw:layer="layout" svg:width="8.8cm" svg:height="1.905cm" svg:x="5.741cm" svg:y="4.81cm">
          <text:p text:style-name="P1"><text:span text:style-name="T2">mmap</text:span>()</text:p>
        </draw:rect>
        <draw:frame draw:style-name="gr2" draw:text-style-name="P3" draw:layer="layout" svg:width="3.889cm" svg:height="0.894cm" svg:x="1.746cm" svg:y="4.521cm">
          <draw:text-box>
            <text:p text:style-name="P2"><text:span text:style-name="T1">0xE0000000</text:span></text:p>
          </draw:text-box>
        </draw:frame>
        <draw:line draw:style-name="gr3" draw:text-style-name="P4" draw:layer="layout" svg:x1="9.995cm" svg:y1="6.35cm" svg:x2="9.995cm" svg:y2="7.92cm">
          <text:p text:style-name="P2"/>
        </draw:line>
        <draw:rect draw:style-name="gr4" draw:text-style-name="P1" draw:layer="layout" svg:width="8.8cm" svg:height="1.975cm" svg:x="5.741cm" svg:y="9.825cm">
          <text:p text:style-name="P1">HEAP -- <text:span text:style-name="T2">brk</text:span>(), <text:span text:style-name="T2">sbrk</text:span>()</text:p>
        </draw:rect>
        <draw:line draw:style-name="gr5" draw:text-style-name="P4" draw:layer="layout" svg:x1="9.995cm" svg:y1="8.69cm" svg:x2="9.995cm" svg:y2="10.29cm">
          <text:p text:style-name="P2"/>
        </draw:line>
        <draw:rect draw:style-name="gr4" draw:text-style-name="P1" draw:layer="layout" svg:width="8.8cm" svg:height="1.27cm" svg:x="5.741cm" svg:y="11.8cm">
          <text:p text:style-name="P1"><text:span text:style-name="T3">executable</text:span> -- DATA</text:p>
        </draw:rect>
        <draw:rect draw:style-name="gr4" draw:text-style-name="P1" draw:layer="layout" svg:width="8.8cm" svg:height="1.27cm" svg:x="5.741cm" svg:y="13.07cm">
          <text:p text:style-name="P1">executable -- TEXT</text:p>
        </draw:rect>
        <draw:frame draw:style-name="gr2" draw:text-style-name="P3" draw:layer="layout" svg:width="3.889cm" svg:height="0.894cm" svg:x="1.647cm" svg:y="13.721cm">
          <draw:text-box>
            <text:p text:style-name="P2"><text:span text:style-name="T1">0x08045000</text:span></text:p>
          </draw:text-box>
        </draw:frame>
        <draw:rect draw:style-name="gr4" draw:text-style-name="P1" draw:layer="layout" svg:width="8.8cm" svg:height="1.905cm" svg:x="5.741cm" svg:y="14.34cm">
          <text:p text:style-name="P1">Stack</text:p>
        </draw:rect>
        <draw:line draw:style-name="gr3" draw:text-style-name="P4" draw:layer="layout" svg:x1="10.095cm" svg:y1="15.945cm" svg:x2="10.095cm" svg:y2="17.515cm">
          <text:p text:style-name="P2"/>
        </draw:line>
        <draw:rect draw:style-name="gr6" draw:text-style-name="P4" draw:layer="layout" svg:width="8.8cm" svg:height="1.901cm" svg:x="5.741cm" svg:y="16.245cm">
          <text:p text:style-name="P2"/>
        </draw:rect>
        <draw:frame draw:style-name="gr2" draw:text-style-name="P3" draw:layer="layout" svg:width="1.518cm" svg:height="0.894cm" svg:x="4.027cm" svg:y="17.51cm">
          <draw:text-box>
            <text:p text:style-name="P2"><text:span text:style-name="T1">0x0</text:span></text:p>
          </draw:text-box>
        </draw:frame>
        <draw:rect draw:style-name="gr6" draw:text-style-name="P4" draw:layer="layout" svg:width="8.8cm" svg:height="0.635cm" svg:x="5.741cm" svg:y="4.175cm">
          <text:p text:style-name="P2"/>
        </draw:rect>
        <draw:frame draw:style-name="gr7" draw:text-style-name="P5" draw:layer="layout" svg:width="1.694cm" svg:height="0.894cm" svg:x="14.546cm" svg:y="2.72cm">
          <draw:text-box>
            <text:p text:style-name="P2"><text:span text:style-name="T4">0F</text:span></text:p>
          </draw:text-box>
        </draw:frame>
        <draw:line draw:style-name="gr8" draw:text-style-name="P4" draw:layer="layout" svg:x1="5.745cm" svg:y1="6.715cm" svg:x2="5.745cm" svg:y2="9.89cm">
          <text:p text:style-name="P2"/>
        </draw:line>
        <draw:line draw:style-name="gr8" draw:text-style-name="P4" draw:layer="layout" svg:x1="14.545cm" svg:y1="6.716cm" svg:x2="14.545cm" svg:y2="9.89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Solaris_x86 OpenOffice.org_project/680m10$Build-9251$CWS-s10u5rev2</meta:generator>
    <meta:initial-creator>Jan Pechanec</meta:initial-creator>
    <meta:creation-date>2008-11-22T16:01:20</meta:creation-date>
    <dc:creator>Jan Pechanec</dc:creator>
    <dc:date>2008-11-22T23:11:46</dc:date>
    <meta:editing-cycles>12</meta:editing-cycles>
    <meta:editing-duration>PT1H53M2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